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1.40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54cm" svg:x="8.62cm" svg:y="2.905cm">
          <text:p text:style-name="P1">Department </text:p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54cm" svg:x="8.62cm" svg:y="8.62cm">
          <text:p text:style-name="P1">Ex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54cm" svg:x="14.97cm" svg:y="5.445cm">
          <text:p text:style-name="P1">Regist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54cm" svg:x="2.27cm" svg:y="11.16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54cm" svg:x="14.97cm" svg:y="11.16cm">
          <text:p text:style-name="P1">Ro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54cm" svg:x="2.27cm" svg:y="5.445cm">
          <text:p text:style-name="P1">Instruct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7.985cm" svg:x2="8.62cm" svg:y2="9.89cm">
          <text:p/>
        </draw:line>
        <draw:line draw:style-name="gr2" draw:text-style-name="P1" draw:layer="layout" svg:x1="4.81cm" svg:y1="5.445cm" svg:x2="8.62cm" svg:y2="4.175cm">
          <text:p/>
        </draw:line>
        <draw:line draw:style-name="gr2" draw:text-style-name="P1" draw:layer="layout" svg:x1="13.065cm" svg:y1="4.175cm" svg:x2="16.875cm" svg:y2="5.445cm">
          <text:p/>
        </draw:line>
        <draw:line draw:style-name="gr2" draw:text-style-name="P1" draw:layer="layout" svg:x1="16.875cm" svg:y1="7.985cm" svg:x2="13.065cm" svg:y2="9.89cm">
          <text:p/>
        </draw:line>
        <draw:line draw:style-name="gr2" draw:text-style-name="P1" draw:layer="layout" svg:x1="4.81cm" svg:y1="11.16cm" svg:x2="8.62cm" svg:y2="9.89cm">
          <text:p/>
        </draw:line>
        <draw:line draw:style-name="gr2" draw:text-style-name="P1" draw:layer="layout" svg:x1="13.065cm" svg:y1="9.89cm" svg:x2="17.51cm" svg:y2="11.16cm">
          <text:p/>
        </draw:line>
        <draw:frame draw:style-name="gr3" draw:text-style-name="P2" draw:layer="layout" svg:width="4.68cm" svg:height="0.78cm" svg:x="13.956cm" svg:y="3.852cm">
          <draw:text-box>
            <text:p text:style-name="P2">Request Exams of</text:p>
          </draw:text-box>
        </draw:frame>
        <draw:frame draw:style-name="gr3" draw:text-style-name="P2" draw:layer="layout" svg:width="6.369cm" svg:height="0.78cm" svg:x="1.535cm" svg:y="3.93cm">
          <draw:text-box>
            <text:p text:style-name="P2">Send exam preferences to</text:p>
          </draw:text-box>
        </draw:frame>
        <draw:frame draw:style-name="gr3" draw:text-style-name="P2" draw:layer="layout" svg:width="2.496cm" svg:height="0.78cm" svg:x="14.97cm" svg:y="9.845cm">
          <draw:text-box>
            <text:p text:style-name="P2">Occur in</text:p>
          </draw:text-box>
        </draw:frame>
        <draw:frame draw:style-name="gr3" draw:text-style-name="P2" draw:layer="layout" svg:width="2.517cm" svg:height="0.78cm" svg:x="13.065cm" svg:y="8.275cm">
          <draw:text-box>
            <text:p text:style-name="P2">Schedule</text:p>
          </draw:text-box>
        </draw:frame>
        <draw:frame draw:style-name="gr4" draw:text-style-name="P2" draw:layer="layout" svg:width="2.54cm" svg:height="1.415cm" svg:x="6.58cm" svg:y="8.375cm">
          <draw:text-box>
            <text:p><text:span text:style-name="T1">Give</text:span></text:p>
          </draw:text-box>
        </draw:frame>
        <draw:frame draw:style-name="gr4" draw:text-style-name="P2" draw:layer="layout" svg:width="2.54cm" svg:height="1.415cm" svg:x="4.91cm" svg:y="9.99cm">
          <draw:text-box>
            <text:p><text:span text:style-name="T1">Tak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mr10" style:font-style-name="Regular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era </meta:initial-creator>
    <meta:creation-date>2012-10-09T19:39:30</meta:creation-date>
    <dc:date>2012-10-09T20:17:51</dc:date>
    <dc:creator>Vera </dc:creator>
    <meta:editing-duration>PT13M10S</meta:editing-duration>
    <meta:editing-cycles>3</meta:editing-cycles>
    <meta:generator>LibreOffice/3.3$Unix LibreOffice_project/330m19$Build-401</meta:generator>
    <meta:document-statistic meta:object-count="18"/>
  </office:meta>
</office:document-meta>
</file>